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2e1fcc"/>
    </style:style>
    <style:style style:name="P2" style:family="paragraph" style:parent-style-name="Standard">
      <style:paragraph-properties fo:text-align="end" style:justify-single-word="false"/>
      <style:text-properties officeooo:paragraph-rsid="002e1fcc"/>
    </style:style>
    <style:style style:name="P3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officeooo:paragraph-rsid="002c3669"/>
    </style:style>
    <style:style style:name="P5" style:family="paragraph" style:parent-style-name="Standard">
      <style:text-properties officeooo:paragraph-rsid="002c3669"/>
    </style:style>
    <style:style style:name="P6" style:family="paragraph" style:parent-style-name="Standard">
      <style:text-properties style:font-name="Arial" officeooo:rsid="0005c50e" officeooo:paragraph-rsid="006862e0"/>
    </style:style>
    <style:style style:name="P7" style:family="paragraph" style:parent-style-name="Standard">
      <style:text-properties style:font-name="Arial" fo:font-style="normal" officeooo:rsid="006862e0" officeooo:paragraph-rsid="006862e0" style:font-style-asian="normal" style:font-style-complex="normal"/>
    </style:style>
    <style:style style:name="P8" style:family="paragraph" style:parent-style-name="Standard">
      <style:text-properties style:font-name="Arial" fo:font-style="normal" officeooo:rsid="007ce352" officeooo:paragraph-rsid="007ce352" style:font-style-asian="normal" style:font-style-complex="normal"/>
    </style:style>
    <style:style style:name="P9" style:family="paragraph" style:parent-style-name="Standard">
      <style:text-properties style:font-name="Arial" officeooo:rsid="000b507f" officeooo:paragraph-rsid="006862e0"/>
    </style:style>
    <style:style style:name="P10" style:family="paragraph" style:parent-style-name="Standard">
      <style:text-properties style:font-name="Arial" officeooo:rsid="000dd003" officeooo:paragraph-rsid="006862e0"/>
    </style:style>
    <style:style style:name="P11" style:family="paragraph" style:parent-style-name="Standard">
      <style:text-properties style:font-name="Arial" officeooo:rsid="000bfce2" officeooo:paragraph-rsid="006862e0"/>
    </style:style>
    <style:style style:name="P12" style:family="paragraph" style:parent-style-name="Standard">
      <style:text-properties style:font-name="Arial" officeooo:rsid="000fb5c9" officeooo:paragraph-rsid="006862e0"/>
    </style:style>
    <style:style style:name="P13" style:family="paragraph" style:parent-style-name="Standard">
      <style:text-properties fo:color="#3465a4" style:font-name="Arial" officeooo:rsid="0005c50e" officeooo:paragraph-rsid="006862e0"/>
    </style:style>
    <style:style style:name="P14" style:family="paragraph" style:parent-style-name="Standard">
      <style:text-properties fo:color="#3465a4" style:font-name="Arial" officeooo:rsid="0005c50e" officeooo:paragraph-rsid="0071b435"/>
    </style:style>
    <style:style style:name="P15" style:family="paragraph" style:parent-style-name="Standard">
      <style:text-properties fo:color="#3465a4" style:font-name="Arial" fo:font-style="normal" officeooo:rsid="006862e0" officeooo:paragraph-rsid="006862e0" style:font-style-asian="normal" style:font-style-complex="normal"/>
    </style:style>
    <style:style style:name="P16" style:family="paragraph" style:parent-style-name="Standard">
      <style:text-properties fo:color="#3465a4" style:font-name="Arial" fo:font-style="normal" officeooo:rsid="007ce352" officeooo:paragraph-rsid="007ce352" style:font-style-asian="normal" style:font-style-complex="normal"/>
    </style:style>
    <style:style style:name="P17" style:family="paragraph" style:parent-style-name="Standard">
      <style:text-properties fo:color="#3465a4" style:font-name="Arial" fo:font-style="normal" officeooo:rsid="0075b53a" officeooo:paragraph-rsid="0075b53a" style:font-style-asian="normal" style:font-style-complex="normal"/>
    </style:style>
    <style:style style:name="P18" style:family="paragraph" style:parent-style-name="Standard">
      <style:text-properties fo:color="#3465a4" style:font-name="Arial" fo:font-style="normal" officeooo:rsid="007e50f4" officeooo:paragraph-rsid="007e50f4" style:font-style-asian="normal" style:font-style-complex="normal"/>
    </style:style>
    <style:style style:name="P19" style:family="paragraph" style:parent-style-name="Standard">
      <style:text-properties fo:color="#3465a4" style:font-name="Arial" officeooo:rsid="000b507f" officeooo:paragraph-rsid="006862e0"/>
    </style:style>
    <style:style style:name="P20" style:family="paragraph" style:parent-style-name="Standard">
      <style:text-properties fo:color="#3465a4" style:font-name="Arial" officeooo:rsid="000dd003" officeooo:paragraph-rsid="006862e0"/>
    </style:style>
    <style:style style:name="P21" style:family="paragraph" style:parent-style-name="Standard">
      <style:text-properties fo:color="#3465a4" style:font-name="Arial" officeooo:rsid="000bfce2" officeooo:paragraph-rsid="006862e0"/>
    </style:style>
    <style:style style:name="P22" style:family="paragraph" style:parent-style-name="Standard">
      <style:text-properties fo:color="#3465a4" style:font-name="Arial" officeooo:rsid="000fb5c9" officeooo:paragraph-rsid="006862e0"/>
    </style:style>
    <style:style style:name="P23" style:family="paragraph" style:parent-style-name="Standard">
      <style:text-properties style:font-name="Arial1" fo:font-size="15pt" style:text-underline-style="none" fo:font-weight="bold" officeooo:rsid="0057caf1" officeooo:paragraph-rsid="006862e0" style:font-size-asian="15pt" style:font-weight-asian="bold" style:font-size-complex="15pt" style:font-weight-complex="bold"/>
    </style:style>
    <style:style style:name="P24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25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26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2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paragraph-rsid="002c3669" style:font-size-asian="10pt" style:font-weight-asian="bold"/>
    </style:style>
    <style:style style:name="P28" style:family="paragraph" style:parent-style-name="Text_20_body">
      <style:paragraph-properties fo:text-align="justify" style:justify-single-word="false"/>
      <style:text-properties style:font-name="Arial1" fo:font-size="14pt" style:text-underline-style="none" fo:font-weight="bold" officeooo:rsid="0057caf1" officeooo:paragraph-rsid="005ac058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Arial1" fo:font-size="14pt" style:text-underline-style="none" fo:font-weight="bold" officeooo:rsid="0057caf1" officeooo:paragraph-rsid="004cd80f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color="#3465a4" style:font-name="Arial1" fo:font-size="14pt" style:text-underline-style="none" fo:font-weight="normal" officeooo:rsid="0057caf1" officeooo:paragraph-rsid="004cd80f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text-properties style:font-name="Arial" officeooo:rsid="0005c50e" officeooo:paragraph-rsid="006862e0"/>
    </style:style>
    <style:style style:name="P32" style:family="paragraph" style:parent-style-name="Standard" style:list-style-name="L1">
      <style:text-properties style:font-name="Arial" fo:font-style="italic" officeooo:rsid="0007563c" officeooo:paragraph-rsid="006862e0" style:font-style-asian="italic" style:font-style-complex="italic"/>
    </style:style>
    <style:style style:name="P33" style:family="paragraph" style:parent-style-name="Standard" style:list-style-name="L1">
      <style:text-properties style:font-name="Arial" officeooo:rsid="00091157" officeooo:paragraph-rsid="006862e0"/>
    </style:style>
    <style:style style:name="P34" style:family="paragraph" style:parent-style-name="Standard" style:list-style-name="L1">
      <style:text-properties style:font-name="Arial" fo:font-style="normal" officeooo:rsid="000a6228" officeooo:paragraph-rsid="006862e0" style:font-style-asian="normal" style:font-style-complex="normal"/>
    </style:style>
    <style:style style:name="P35" style:family="paragraph" style:parent-style-name="Standard" style:list-style-name="L1">
      <style:text-properties style:font-name="Arial" officeooo:rsid="000b0b51" officeooo:paragraph-rsid="006862e0"/>
    </style:style>
    <style:style style:name="P36" style:family="paragraph" style:parent-style-name="Standard" style:list-style-name="L1">
      <style:text-properties style:font-name="Arial" officeooo:rsid="000b507f" officeooo:paragraph-rsid="006862e0"/>
    </style:style>
    <style:style style:name="P37" style:family="paragraph" style:parent-style-name="Standard" style:list-style-name="L1">
      <style:text-properties style:font-name="Arial" officeooo:rsid="000dd003" officeooo:paragraph-rsid="006862e0"/>
    </style:style>
    <style:style style:name="P38" style:family="paragraph" style:parent-style-name="Standard" style:list-style-name="L1">
      <style:text-properties style:font-name="Arial" officeooo:rsid="000bfce2" officeooo:paragraph-rsid="006862e0"/>
    </style:style>
    <style:style style:name="P39" style:family="paragraph" style:parent-style-name="Standard" style:list-style-name="L1">
      <style:text-properties style:font-name="Arial" officeooo:rsid="000fb5c9" officeooo:paragraph-rsid="006862e0"/>
    </style:style>
    <style:style style:name="P40" style:family="paragraph" style:parent-style-name="Standard" style:list-style-name="L1">
      <style:text-properties fo:color="#800000" style:font-name="Arial" officeooo:rsid="000b0b51" officeooo:paragraph-rsid="006862e0"/>
    </style:style>
    <style:style style:name="P41" style:family="paragraph" style:parent-style-name="Standard" style:list-style-name="L1">
      <style:text-properties fo:color="#800000" style:font-name="Arial" officeooo:rsid="000bfce2" officeooo:paragraph-rsid="006862e0"/>
    </style:style>
    <style:style style:name="P42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2pt" officeooo:rsid="0068220e" officeooo:paragraph-rsid="0068220e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6df02b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563c" style:font-style-asian="italic" style:font-style-complex="italic"/>
    </style:style>
    <style:style style:name="T9" style:family="text">
      <style:text-properties fo:font-style="italic" officeooo:rsid="0007ea91" style:font-style-asian="italic" style:font-style-complex="italic"/>
    </style:style>
    <style:style style:name="T10" style:family="text">
      <style:text-properties fo:font-style="italic" officeooo:rsid="000a6228" style:font-style-asian="italic" style:font-style-complex="italic"/>
    </style:style>
    <style:style style:name="T11" style:family="text">
      <style:text-properties fo:font-style="italic" officeooo:rsid="006ab6b1" style:font-style-asian="italic" style:font-style-complex="italic"/>
    </style:style>
    <style:style style:name="T12" style:family="text">
      <style:text-properties fo:font-style="italic" officeooo:rsid="006e2409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b0b51" style:font-style-asian="normal" style:font-style-complex="normal"/>
    </style:style>
    <style:style style:name="T15" style:family="text">
      <style:text-properties fo:font-style="normal" officeooo:rsid="000a6228" style:font-style-asian="normal" style:font-style-complex="normal"/>
    </style:style>
    <style:style style:name="T16" style:family="text">
      <style:text-properties fo:font-style="normal" officeooo:rsid="006862e0" style:font-style-asian="normal" style:font-style-complex="normal"/>
    </style:style>
    <style:style style:name="T17" style:family="text">
      <style:text-properties officeooo:rsid="0068220e"/>
    </style:style>
    <style:style style:name="T18" style:family="text">
      <style:text-properties officeooo:rsid="0007563c"/>
    </style:style>
    <style:style style:name="T19" style:family="text">
      <style:text-properties officeooo:rsid="0007ea91"/>
    </style:style>
    <style:style style:name="T20" style:family="text">
      <style:text-properties officeooo:rsid="000dd003"/>
    </style:style>
    <style:style style:name="T21" style:family="text">
      <style:text-properties officeooo:rsid="006862e0"/>
    </style:style>
    <style:style style:name="T22" style:family="text">
      <style:text-properties officeooo:rsid="0071b435"/>
    </style:style>
    <style:style style:name="T23" style:family="text">
      <style:text-properties style:text-underline-style="none" officeooo:rsid="0071b435"/>
    </style:style>
    <style:style style:name="T24" style:family="text">
      <style:text-properties style:text-underline-style="none" officeooo:rsid="0072655b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"><text:span text:style-name="T3">Mòdul </text:span><text:span text:style-name="T5">6 – Accés a dades</text:span></text:p>
          </table:table-cell>
        </table:table-row>
        <table:table-row table:style-name="Taula1.2">
          <table:table-cell table:style-name="Taula1.A2" office:value-type="string">
            <text:p text:style-name="P4"><text:span text:style-name="T4">2</text:span><text:span text:style-name="T6">n <text:s text:c="2"/></text:span><text:span text:style-name="T3">CFGS Desenvolupament d'Aplicacions Multiplataforma</text:span></text:p>
          </table:table-cell>
        </table:table-row>
      </table:table>
      <text:p text:style-name="P5"/>
      <text:p text:style-name="P5"/>
      <text:p text:style-name="P28">MongoDB. <text:span text:style-name="T17">Exercicis (1). Consultes simples</text:span></text:p>
      <text:list xml:id="list1547362649" text:style-name="L1">
        <text:list-header>
          <text:p text:style-name="P42">Resol les següents consultes utilitzant col·leccions de la base de dades <text:span text:style-name="T7">imdb</text:span><text:span text:style-name="T13">:</text:span></text:p>
          <text:p text:style-name="P42"/>
        </text:list-header>
        <text:list-item>
          <text:p text:style-name="P31">Pel·lícules de l'any 2010 <text:s/><text:span text:style-name="T21">[19]</text:span></text:p>
        </text:list-item>
      </text:list>
      <text:p text:style-name="P6"/>
      <text:p text:style-name="P13">db.movies.find({year:2010})</text:p>
      <text:list xml:id="list153736976704041" text:continue-numbering="true" text:style-name="L1">
        <text:list-header>
          <text:p text:style-name="P31"/>
        </text:list-header>
        <text:list-item>
          <text:p text:style-name="P31">Pel·lícules posteriors a l'any 2011 (exclòs 2011, doncs) <text:s/><text:span text:style-name="T21">[30]</text:span></text:p>
        </text:list-item>
      </text:list>
      <text:p text:style-name="P6"/>
      <text:p text:style-name="P13">db.movies.find({year:{$gt:2011}})</text:p>
      <text:list xml:id="list153737128128152" text:continue-numbering="true" text:style-name="L1">
        <text:list-header>
          <text:p text:style-name="P31"/>
        </text:list-header>
        <text:list-item>
          <text:p text:style-name="P31">Pel·lícules de l'any 2011 i posteriors <text:s/><text:span text:style-name="T21">[46]</text:span></text:p>
        </text:list-item>
      </text:list>
      <text:p text:style-name="P6"/>
      <text:p text:style-name="P13">db.movies.find({year:{$gte:2011}})</text:p>
      <text:list xml:id="list153737389858674" text:continue-numbering="true" text:style-name="L1">
        <text:list-header>
          <text:p text:style-name="P31"/>
        </text:list-header>
        <text:list-item>
          <text:p text:style-name="P31">Pel·lícules dels anys '90 <text:s/><text:span text:style-name="T21">[96]</text:span></text:p>
        </text:list-item>
      </text:list>
      <text:p text:style-name="P6"/>
      <text:p text:style-name="P13">db.movies.find({year:{$gte:1990,$lt:2000}})</text:p>
      <text:list xml:id="list153737447223294" text:continue-numbering="true" text:style-name="L1">
        <text:list-header>
          <text:p text:style-name="P31"/>
        </text:list-header>
        <text:list-item>
          <text:p text:style-name="P31">Pel·lícules <text:span text:style-name="T14">d'anys de traspàs (bixestos, =divisibles per 4</text:span><text:span text:style-name="T16">) <text:s/>[159]</text:span></text:p>
        </text:list-item>
      </text:list>
      <text:p text:style-name="P7"/>
      <text:p text:style-name="P15">db.movies.find({year:{$mod: [4, 0]}})</text:p>
      <text:list xml:id="list153737830904597" text:continue-numbering="true" text:style-name="L1">
        <text:list-header>
          <text:p text:style-name="P32"/>
        </text:list-header>
        <text:list-item>
          <text:p text:style-name="P31">Pel·lícules <text:span text:style-name="T18">de la saga </text:span><text:span text:style-name="T8">Star Wars <text:s/></text:span><text:span text:style-name="T16">[6]</text:span></text:p>
        </text:list-item>
      </text:list>
      <text:p text:style-name="P7"/>
      <text:p text:style-name="P15">db.movies.find({name:/^Star Wars/})</text:p>
      <text:list xml:id="list153738153443211" text:continue-numbering="true" text:style-name="L1">
        <text:list-header>
          <text:p text:style-name="P31"/>
        </text:list-header>
        <text:list-item>
          <text:p text:style-name="P31">Pel·lícules <text:span text:style-name="T19">que incloguin </text:span><text:span text:style-name="T9">eclipse</text:span><text:span text:style-name="T19"> o </text:span><text:span text:style-name="T9">bean</text:span><text:span text:style-name="T19"> en el títol <text:s text:c="2"/>;-)) <text:s/>[5]</text:span></text:p>
          <text:p text:style-name="P31"><text:tab/><text:span text:style-name="T19">[fes per manera que ignori majúscules/minúscules]</text:span></text:p>
        </text:list-item>
      </text:list>
      <text:p text:style-name="P6"/>
      <text:p text:style-name="P14">db.movies.find({$or: [{name:/eclipse/i}, {name:/bean/i}]}) <text:s text:c="2"/></text:p>
      <text:p text:style-name="P14"/>
      <text:p text:style-name="P14"><text:span text:style-name="T22">– la i lo pone todo en minusculas y entre / / es un contains</text:span><text:span text:style-name="T23"> <text:s/></text:span><text:span text:style-name="T24">^ comienza <text:s/>$final</text:span></text:p>
      <text:list xml:id="list153737287903829" text:continue-numbering="true" text:style-name="L1">
        <text:list-header>
          <text:p text:style-name="P31"/>
        </text:list-header>
        <text:list-item>
          <text:p text:style-name="P31">Pel·lícules <text:span text:style-name="T19">que comencen en </text:span><text:span text:style-name="T9">The</text:span><text:span text:style-name="T19"> i acaben en </text:span><text:span text:style-name="T9">er </text:span><text:span text:style-name="T16">[6]</text:span></text:p>
        </text:list-item>
      </text:list>
      <text:p text:style-name="P7"/>
      <text:p text:style-name="P15">db.movies.find({$and: [{name:/^The/i}, {name:/er$/i}]})</text:p>
      <text:list xml:id="list153736503080297" text:continue-numbering="true" text:style-name="L1">
        <text:list-header>
          <text:p text:style-name="P33"/>
        </text:list-header>
        <text:list-item>
          <text:p text:style-name="P31">Pel·lícules <text:span text:style-name="T19">que </text:span><text:span text:style-name="T15">porten en el títol </text:span><text:span text:style-name="T10">totes les vocals</text:span><text:span text:style-name="T15"> i </text:span><text:span text:style-name="T14">la</text:span><text:span text:style-name="T15"> </text:span><text:span text:style-name="T10">y <text:s/></text:span><text:span text:style-name="T16">[14]</text:span></text:p>
        </text:list-item>
      </text:list>
      <text:p text:style-name="P7"/>
      <text:p text:style-name="P15">db.movies.find({$and: [{name:/a/i}, {name:/e/i}, {name:/o/i},{name:/u/i},{name:/i/i},{name:/y/i}]})</text:p>
      <text:p text:style-name="P7"/>
      <text:p text:style-name="P7"/>
      <text:list xml:id="list153737667126648" text:continue-numbering="true" text:style-name="L1">
        <text:list-header>
          <text:p text:style-name="P34"><text:soft-page-break/></text:p>
        </text:list-header>
        <text:list-item>
          <text:p text:style-name="P35">Pel·lícules del <text:span text:style-name="T7">Tom Cruise</text:span> que no siguin de '<text:span text:style-name="T7">'</text:span><text:span text:style-name="T11">M</text:span><text:span text:style-name="T7">is</text:span><text:span text:style-name="T12">s</text:span><text:span text:style-name="T7">ion: </text:span><text:span text:style-name="T11">I</text:span><text:span text:style-name="T7">mpossible'' <text:s/></text:span><text:span text:style-name="T16">[9]</text:span></text:p>
        </text:list-item>
      </text:list>
      <text:p text:style-name="P7"/>
      <text:p text:style-name="P16">bien</text:p>
      <text:p text:style-name="P8"/>
      <text:p text:style-name="P15">db.movies.find({"actors.name":"Tom Cruise",name:{$not:/Mission: Impossible/i}})</text:p>
      <text:p text:style-name="P15"/>
      <text:p text:style-name="P15"><text:tab/></text:p>
      <text:p text:style-name="P15">db.movies.find({$and:[{"actors.name":"Tom Cruise"},{name:{$not:{$regex:"Mission: Impossible"}}}]})</text:p>
      <text:p text:style-name="P15"/>
      <text:p text:style-name="P17">bien</text:p>
      <text:p text:style-name="P17"/>
      <text:p text:style-name="P18">regex y / / son lo mismio i la i para hacerlo todo minuscula</text:p>
      <text:list xml:id="list153736605138983" text:continue-numbering="true" text:style-name="L1">
        <text:list-header>
          <text:p text:style-name="P40"/>
        </text:list-header>
        <text:list-item>
          <text:p text:style-name="P36">Oscars no personals (en què no hi ha node <text:span text:style-name="T7">person</text:span>) <text:s/><text:span text:style-name="T21">[84]</text:span></text:p>
        </text:list-item>
      </text:list>
      <text:p text:style-name="P9"/>
      <text:p text:style-name="P19">db.oscars.find(</text:p>
      <text:p text:style-name="P19"><text:s text:c="4"/>{person:{$exists:false}}</text:p>
      <text:p text:style-name="P19"><text:s text:c="4"/>) <text:s text:c="2"/></text:p>
      <text:list xml:id="list153738106286309" text:continue-numbering="true" text:style-name="L1">
        <text:list-header>
          <text:p text:style-name="P36"/>
        </text:list-header>
        <text:list-item>
          <text:p text:style-name="P36">Persones que han fet d'actor i director <text:s/><text:span text:style-name="T21">[20]</text:span></text:p>
        </text:list-item>
      </text:list>
      <text:p text:style-name="P9"/>
      <text:p text:style-name="P19">db.people.find(</text:p>
      <text:p text:style-name="P19"><text:s text:c="4"/>{</text:p>
      <text:p text:style-name="P19"><text:s text:c="8"/>hasActed:true,hasDirected:true</text:p>
      <text:p text:style-name="P19"><text:s text:c="4"/>}</text:p>
      <text:p text:style-name="P19"><text:s text:c="4"/>)</text:p>
      <text:list xml:id="list153737831518230" text:continue-numbering="true" text:style-name="L1">
        <text:list-header>
          <text:p text:style-name="P36"/>
        </text:list-header>
        <text:list-item>
          <text:p text:style-name="P36">Persones que només han fet de director <text:s/><text:span text:style-name="T21">[341]</text:span></text:p>
          <text:p text:style-name="P37">(cal controlar si hi ha el node <text:span text:style-name="T7">hasActed</text:span> amb valor fals i també si no hi és)</text:p>
        </text:list-item>
      </text:list>
      <text:p text:style-name="P10"/>
      <text:p text:style-name="P20">db.people.find(</text:p>
      <text:p text:style-name="P20"><text:s text:c="4"/>{</text:p>
      <text:p text:style-name="P20"><text:s text:c="8"/>hasActed:null,hasDirected:true</text:p>
      <text:p text:style-name="P20"><text:s text:c="4"/>}</text:p>
      <text:p text:style-name="P20"><text:s text:c="4"/>)</text:p>
      <text:list xml:id="list153737163224911" text:continue-numbering="true" text:style-name="L1">
        <text:list-header>
          <text:p text:style-name="P36"/>
        </text:list-header>
        <text:list-item>
          <text:p text:style-name="P38">Actors <text:span text:style-name="T20">i actrius </text:span>nascuts a Suècia <text:s/><text:span text:style-name="T21">[7]</text:span></text:p>
        </text:list-item>
      </text:list>
      <text:p text:style-name="P11"/>
      <text:p text:style-name="P21">db.people.find(</text:p>
      <text:p text:style-name="P21"><text:s text:c="4"/>{</text:p>
      <text:p text:style-name="P21"><text:s text:c="4"/>pob:/sweden/i, hasActed:true</text:p>
      <text:p text:style-name="P21">}</text:p>
      <text:p text:style-name="P21">)</text:p>
      <text:list xml:id="list153736365221586" text:continue-numbering="true" text:style-name="L1">
        <text:list-header>
          <text:p text:style-name="P41"/>
        </text:list-header>
        <text:list-item>
          <text:p text:style-name="P38">Actors <text:span text:style-name="T20">i actrius </text:span>nascuts a <text:span text:style-name="T20">l'Estat espanyol</text:span> <text:span text:style-name="T20">a la dècada dels 60s <text:s/>[3]</text:span></text:p>
        </text:list-item>
      </text:list>
      <text:p text:style-name="P11"/>
      <text:p text:style-name="P21">db.people.find(</text:p>
      <text:p text:style-name="P21"><text:s text:c="4"/>{</text:p>
      <text:p text:style-name="P21"><text:soft-page-break/><text:s text:c="4"/>pob:/spain/i, hasActed:true, dob:/196/</text:p>
      <text:p text:style-name="P21">}</text:p>
      <text:p text:style-name="P21">)</text:p>
      <text:list xml:id="list153736369887442" text:continue-numbering="true" text:style-name="L1">
        <text:list-header>
          <text:p text:style-name="P41"/>
        </text:list-header>
        <text:list-item>
          <text:p text:style-name="P39">Pel·lícules en què han intervingut Harrison Ford o Carrie Fisher <text:s/><text:span text:style-name="T21">[11]</text:span></text:p>
        </text:list-item>
      </text:list>
      <text:p text:style-name="P12"/>
      <text:p text:style-name="P22">db.movies.find({</text:p>
      <text:p text:style-name="P22"><text:s text:c="4"/>$or:</text:p>
      <text:p text:style-name="P22"><text:s text:c="8"/>[{"actors.name":"Harrison Ford"},{"actors.name":"Carrie Fisher"}]</text:p>
      <text:p text:style-name="P22"><text:s text:c="4"/>})</text:p>
      <text:p text:style-name="P22"><text:s text:c="3"/></text:p>
      <text:list xml:id="list153736830069624" text:continue-numbering="true" text:style-name="L1">
        <text:list-header>
          <text:p text:style-name="P39"/>
        </text:list-header>
        <text:list-item>
          <text:p text:style-name="P39">Pel·lícules en què han intervingut Harrison Ford i Carrie Fisher (tots dos) <text:s/><text:span text:style-name="T21">[3]</text:span></text:p>
        </text:list-item>
      </text:list>
      <text:p text:style-name="P23"/>
      <text:p text:style-name="P30">db.movies.find({</text:p>
      <text:p text:style-name="P30"><text:s text:c="4"/>$and:</text:p>
      <text:p text:style-name="P30"><text:s text:c="8"/>[{"actors.name":"Harrison Ford"},{"actors.name":"Carrie Fisher"}]</text:p>
      <text:p text:style-name="P30"><text:s text:c="4"/>})</text:p>
      <text:p text:style-name="P29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9cm" fo:margin-left="0cm" table:align="left" style:writing-mode="lr-tb"/>
    </style:style>
    <style:style style:name="Taula15.A" style:family="table-column">
      <style:table-column-properties style:column-width="8.599cm"/>
    </style:style>
    <style:style style:name="Taula15.B" style:family="table-column">
      <style:table-column-properties style:column-width="8.41cm"/>
    </style:style>
    <style:style style:name="Taula15.1" style:family="table-row">
      <style:table-row-properties style:min-row-height="1.39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Standard">
      <style:text-properties officeooo:paragraph-rsid="002e1fcc"/>
    </style:style>
    <style:style style:name="MP2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3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officeooo:paragraph-rsid="002e1fcc"/>
    </style:style>
    <style:style style:name="MP6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6df02b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57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94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2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5"><draw:image xlink:href="Pictures/10000201000001B7000000712E6E989A7C7C6CD9.png" xlink:type="simple" xlink:show="embed" xlink:actuate="onLoad" loext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2"><text:span text:style-name="MT1">Nom arxiu: </text:span><text:span text:style-name="MT1"><text:file-name text:display="name-and-extension">ED2DAM_ACT_2223_M6_UF3_Ex1.odt</text:file-name></text:span></text:p>
              <text:p text:style-name="MP3">Elaborat: <text:s/><text:span text:style-name="MT2">Miquel Altayó</text:span></text:p>
            </table:table-cell>
            <table:table-cell table:style-name="Taula15.A1" office:value-type="string">
              <text:p text:style-name="MP4"><text:span text:style-name="MT1">Data: </text:span><text:span text:style-name="MT1"><text:date style:data-style-name="N34" text:date-value="2023-01-30T15:37:36.017569242">gener</text:date></text:span><text:span text:style-name="MT1"><text:s/></text:span><text:span text:style-name="MT1"><text:date style:data-style-name="N104" text:date-value="2023-01-30T15:37:36.017709430">2023</text:date></text:span></text:p>
              <text:p text:style-name="MP5"><text:span text:style-name="MT1">Pàg. </text:span><text:span text:style-name="MT1"><text:page-number text:select-page="current">3</text:page-number></text:span><text:span text:style-name="MT1"><text:s/>de </text:span><text:span text:style-name="MT1"><text:page-count style:num-format="1">3</text:page-count></text:span></text:p>
              <text:p text:style-name="MP6">Aquest document pot quedat obsolet una vegada imprès.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q </meta:initial-creator>
    <meta:creation-date>2014-09-24T09:05:51.882548463</meta:creation-date>
    <dc:date>2023-01-30T15:37:35.940430716</dc:date>
    <meta:editing-duration>PT16H28M32S</meta:editing-duration>
    <meta:editing-cycles>80</meta:editing-cycles>
    <meta:generator>LibreOffice/6.4.7.2$Linux_X86_64 LibreOffice_project/40$Build-2</meta:generator>
    <meta:document-statistic meta:table-count="2" meta:image-count="2" meta:object-count="0" meta:page-count="3" meta:paragraph-count="77" meta:word-count="342" meta:character-count="2701" meta:non-whitespace-character-count="2315"/>
  </office:meta>
</office:document-meta>
</file>